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ource_20_Text">
      <style:text-properties officeooo:rsid="00125e4b" officeooo:paragraph-rsid="00125e4b"/>
    </style:style>
    <style:style style:name="P2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04a883"/>
    </style:style>
    <style:style style:name="P3" style:family="paragraph" style:parent-style-name="Heading">
      <style:paragraph-properties fo:text-align="center" style:justify-single-word="false"/>
      <style:text-properties officeooo:rsid="00226426" officeooo:paragraph-rsid="0004a883"/>
    </style:style>
    <style:style style:name="P4" style:family="paragraph" style:parent-style-name="Text_20_body">
      <style:text-properties officeooo:rsid="00226426" officeooo:paragraph-rsid="0004a883"/>
    </style:style>
    <style:style style:name="P5" style:family="paragraph" style:parent-style-name="Text_20_body">
      <style:text-properties officeooo:rsid="0004a883" officeooo:paragraph-rsid="0004a883"/>
    </style:style>
    <style:style style:name="P6" style:family="paragraph" style:parent-style-name="Text_20_body" style:list-style-name="">
      <style:text-properties officeooo:rsid="00125e4b"/>
    </style:style>
    <style:style style:name="P7" style:family="paragraph" style:parent-style-name="Text_20_body" style:list-style-name="L1">
      <style:text-properties officeooo:rsid="00134568" officeooo:paragraph-rsid="00134568"/>
    </style:style>
    <style:style style:name="P8" style:family="paragraph" style:parent-style-name="Text_20_body" style:list-style-name="L1">
      <style:text-properties officeooo:rsid="00157c65" officeooo:paragraph-rsid="00157c65"/>
    </style:style>
    <style:style style:name="P9" style:family="paragraph" style:parent-style-name="Text_20_body" style:list-style-name="L1">
      <style:text-properties officeooo:rsid="00175510" officeooo:paragraph-rsid="00175510"/>
    </style:style>
    <style:style style:name="P10" style:family="paragraph" style:parent-style-name="Text_20_body">
      <style:text-properties officeooo:rsid="0010a314" officeooo:paragraph-rsid="0010a314"/>
    </style:style>
    <style:style style:name="P11" style:family="paragraph" style:parent-style-name="Heading_20_1">
      <style:text-properties officeooo:rsid="0039130e" officeooo:paragraph-rsid="0004a883"/>
    </style:style>
    <style:style style:name="P12" style:family="paragraph" style:parent-style-name="Heading_20_2" style:list-style-name="">
      <style:text-properties officeooo:rsid="00125e4b"/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officeooo:rsid="0039130e"/>
    </style:style>
    <style:style style:name="T2" style:family="text">
      <style:text-properties officeooo:rsid="0004a883"/>
    </style:style>
    <style:style style:name="T3" style:family="text">
      <style:text-properties officeooo:rsid="00125e4b"/>
    </style:style>
    <style:style style:name="T4" style:family="text">
      <style:text-properties officeooo:rsid="00134568"/>
    </style:style>
    <style:style style:name="T5" style:family="text">
      <style:text-properties officeooo:rsid="00175510"/>
    </style:style>
    <style:style style:name="T6" style:family="text">
      <style:text-properties officeooo:rsid="0018e342"/>
    </style:style>
    <style:style style:name="T7" style:family="text">
      <style:text-properties officeooo:rsid="001b6ae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5 – <text:span text:style-name="T2">Performances</text:span></text:p>
      <text:p text:style-name="P2">B3<text:span text:style-name="T2">125</text:span> <text:tab/>Romain BRUNAT &amp; Merlin NIMIER-DAVID</text:p>
      <text:p text:style-name="P4"/>
      <text:h text:style-name="P11" text:outline-level="1">Test des performances</text:h>
      <text:p text:style-name="P5"><text:span text:style-name="T1">O</text:span>n réalise un test sur les commands <text:span text:style-name="Source_20_Text">LOAD</text:span>, <text:span text:style-name="Source_20_Text">C</text:span> (création d'un cercle), <text:span text:style-name="Source_20_Text">MOVE</text:span> et <text:span text:style-name="Source_20_Text">SAVE</text:span>. En particulier, on crée un jeu de fichiers de test alternant une commande de création et une commande de déplacement. À l'exécution de l'application, on charge ce fichier puis on sauvegarde le résultat dans un fichier de sortie.</text:p>
      <text:p text:style-name="Source_20_text">On utilise l'utilitaire UNIX <text:span text:style-name="Source_20_Text">time</text:span> pour mesurer le temps d'exécution.</text:p>
      <text:p text:style-name="Source_20_text"/>
      <text:h text:style-name="P12" text:outline-level="2">Exemple</text:h>
      <text:h text:style-name="P6" text:outline-level="2"><draw:frame draw:style-name="fr1" draw:name="Frame2" text:anchor-type="paragraph" svg:x="8.781cm" svg:y="0.252cm" svg:width="8.632cm" draw:z-index="1"><draw:text-box fo:min-height="3.408cm"><text:p text:style-name="P1">LOAD 10.in</text:p><text:p text:style-name="P1">SAVE 10.out</text:p><text:p text:style-name="P1">EXIT</text:p><text:p text:style-name="Text">Text <text:sequence text:ref-name="refText0" text:name="Text" text:formula="ooow:Text+1" style:num-format="1">2</text:sequence>: <text:span text:style-name="T3">Fichier </text:span><text:span text:style-name="Source_20_Text"><text:span text:style-name="T3">run</text:span></text:span></text:p></draw:text-box></draw:frame><draw:frame draw:style-name="fr1" draw:name="Frame1" text:anchor-type="paragraph" svg:x="-0.247cm" svg:y="0.249cm" svg:width="8.632cm" draw:z-index="0"><draw:text-box fo:min-height="9.41cm"><text:p text:style-name="Source_20_Text">C object1 0 0 1</text:p><text:p text:style-name="Source_20_Text">MOVE object1 10 -10</text:p><text:p text:style-name="Source_20_Text">C object2 0 0 1</text:p><text:p text:style-name="Source_20_Text">MOVE object2 10 -10</text:p><text:p text:style-name="Source_20_Text">C object3 0 0 1</text:p><text:p text:style-name="Source_20_Text">MOVE object3 10 -10</text:p><text:p text:style-name="Source_20_Text">C object4 0 0 1</text:p><text:p text:style-name="Source_20_Text">MOVE object4 10 -10</text:p><text:p text:style-name="Source_20_Text">C object5 0 0 1</text:p><text:p text:style-name="Source_20_Text">MOVE object5 10 -10</text:p><text:p text:style-name="Source_20_Text">C object6 0 0 1</text:p><text:p text:style-name="Source_20_Text">MOVE object6 10 -10</text:p><text:p text:style-name="Source_20_Text">C object7 0 0 1</text:p><text:p text:style-name="Source_20_Text">MOVE object7 10 -10</text:p><text:p text:style-name="Source_20_Text">C object8 0 0 1</text:p><text:p text:style-name="Source_20_Text">MOVE object8 10 -10</text:p><text:p text:style-name="Source_20_Text">C object9 0 0 1</text:p><text:p text:style-name="Source_20_Text">MOVE object9 10 -10</text:p><text:p text:style-name="Text">Text <text:sequence text:ref-name="refText1" text:name="Text" text:formula="ooow:Text+1" style:num-format="1">1</text:sequence>: Fichier <text:span text:style-name="Source_20_Text">10.in</text:span></text:p></draw:text-box></draw:frame><draw:frame draw:style-name="fr1" draw:name="Frame3" text:anchor-type="paragraph" svg:x="8.781cm" svg:y="4.683cm" svg:width="8.632cm" draw:z-index="2"><draw:text-box fo:min-height="2.351cm"><text:p text:style-name="P1">$ time ./geometry &lt; run</text:p><text:p text:style-name="Text">Text <text:sequence text:ref-name="refText2" text:name="Text" text:formula="ooow:Text+1" style:num-format="1">3</text:sequence>: Commande <text:span text:style-name="T3">shell utilisée pour mesurer le temps d'exécution</text:span></text:p></draw:text-box></draw:frame></text:h>
      <text:h text:style-name="P13" text:outline-level="2">Résultats</text:h>
      <text:p text:style-name="P10"><draw:frame draw:style-name="fr3" draw:name="Object1" text:anchor-type="paragraph" svg:width="7.763cm" svg:height="8.966cm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0.099cm" svg:y="8.398cm" svg:width="16.803cm" svg:height="10.393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">L'augmentation du temps de calcul est <text:span text:style-name="T7">linéaire en fonction du nombre de commandes</text:span>. Asymptotiquement, le temps d'exécution des commandes testées est de O(n), <text:span text:style-name="T6">ce qui est satisfaisa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9:05:29.418728000</meta:creation-date>
    <dc:date>2014-01-24T20:10:12.506087000</dc:date>
    <meta:editing-duration>PT5H39M56S</meta:editing-duration>
    <meta:editing-cycles>18</meta:editing-cycles>
    <meta:generator>LibreOffice/4.1.2.3$MacOSX_x86 LibreOffice_project/40b2d7fde7e8d2d7bc5a449dc65df4d08a7dd38</meta:generator>
    <meta:document-statistic meta:table-count="0" meta:image-count="0" meta:object-count="2" meta:page-count="2" meta:paragraph-count="33" meta:word-count="212" meta:character-count="1115" meta:non-whitespace-character-count="9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de commandes</text:p>
          </table:table-cell>
          <table:table-cell office:value-type="string" calcext:value-type="string">
            <text:p>Temps d'exécution 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table:formula="of:=1500*2" office:value-type="float" office:value="3000" calcext:value-type="float">
            <text:p>300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formula="of:=2500*2" office:value-type="float" office:value="5000" calcext:value-type="float">
            <text:p>500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formula="of:=3250*2" office:value-type="float" office:value="6500" calcext:value-type="float">
            <text:p>650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table:formula="of:=4500*2" office:value-type="float" office:value="9000" calcext:value-type="float">
            <text:p>900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formula="of:=5000*2" office:value-type="float" office:value="10000" calcext:value-type="float">
            <text:p>1000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formula="of:=6250*2" office:value-type="float" office:value="12500" calcext:value-type="float">
            <text:p>1250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table:formula="of:=7500*2" office:value-type="float" office:value="15000" calcext:value-type="float">
            <text:p>15000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table:formula="of:=8250*2" office:value-type="float" office:value="16500" calcext:value-type="float">
            <text:p>16500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table:formula="of:=9000*2" office:value-type="float" office:value="18000" calcext:value-type="float">
            <text:p>18000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table:formula="of:=9500*2" office:value-type="float" office:value="19000" calcext:value-type="float">
            <text:p>19000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100000*2" office:value-type="float" office:value="200000" calcext:value-type="float">
            <text:p>20000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table:formula="of:=250000*2" office:value-type="float" office:value="500000" calcext:value-type="float">
            <text:p>500000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table:formula="of:=500000*2" office:value-type="float" office:value="1000000" calcext:value-type="float">
            <text:p>1000000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table:formula="of:=750000*2" office:value-type="float" office:value="1500000" calcext:value-type="float">
            <text:p>1500000</text:p>
          </table:table-cell>
          <table:table-cell office:value-type="float" office:value="19.267" calcext:value-type="float">
            <text:p>19.267</text:p>
          </table:table-cell>
        </table:table-row>
        <table:table-row table:style-name="ro1">
          <table:table-cell table:formula="of:=1000000*2" office:value-type="float" office:value="2000000" calcext:value-type="float">
            <text:p>2000000</text:p>
          </table:table-cell>
          <table:table-cell office:value-type="float" office:value="25.88" calcext:value-type="float">
            <text:p>25.8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T00:00:02.108507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02cm" svg:height="10.392cm" xlink:href="." xlink:type="simple" chart:class="chart:scatter" chart:style-name="ch1">
        <chart:plot-area chart:style-name="ch2" chart:data-source-has-labels="both" svg:x="1.329cm" svg:y="0.962cm" svg:width="15.419cm" svg:height="8.255cm">
          <chartooo:coordinate-region svg:x="1.974cm" svg:y="1.16cm" svg:width="14.083cm" svg:height="7.413cm"/>
          <chart:axis chart:dimension="x" chart:name="primary-x" chart:style-name="ch3" chartooo:axis-type="auto">
            <chart:title svg:x="7.287cm" svg:y="9.424cm" chart:style-name="ch4">
              <text:p>Nombre de commandes</text:p>
            </chart:title>
            <chart:categories table:cell-range-address="local-table.$A$2:.$A$21"/>
          </chart:axis>
          <chart:axis chart:dimension="y" chart:name="primary-y" chart:style-name="ch3">
            <chart:title svg:x="0.449cm" svg:y="6.692cm" chart:style-name="ch5">
              <text:p>Temps d'exécution (s)</text:p>
            </chart:title>
            <chart:grid chart:style-name="ch6" chart:class="major"/>
          </chart:axis>
          <chart:series chart:style-name="ch7" chart:values-cell-range-address="local-table.$C$2:.$C$21" chart:label-cell-address="local-table.$C$1" chart:class="chart:scatter">
            <chart:domain table:cell-range-address="local-table.$B$2:.$B$21"/>
            <chart:regression-curve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 d'exécution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0">
                <text:p>1250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">
                <text:p>1500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0">
                <text:p>1650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0">
                <text:p>18000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00">
                <text:p>1900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">
                <text:p>20000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">
                <text:p>100000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000">
                <text:p>1500000</text:p>
              </table:table-cell>
              <table:table-cell office:value-type="float" office:value="19.267">
                <text:p>19.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25.88">
                <text:p>25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MacOSX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